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W</mi>
      <mrow>
        <mi/>
        <mo stretchy="false">=</mo>
        <mi/>
      </mrow>
      <msub>
        <mi>W</mi>
        <mi>r</mi>
      </msub>
      <mrow>
        <mo stretchy="false">(</mo>
        <mrow>
          <mi>r</mi>
        </mrow>
        <mo stretchy="false">)</mo>
      </mrow>
      <mrow>
        <mi/>
        <mo stretchy="false">+</mo>
        <mi/>
      </mrow>
      <msub>
        <mi>W</mi>
        <mo stretchy="false">ϑ</mo>
      </msub>
      <mrow>
        <mo stretchy="false">(</mo>
        <mrow>
          <mo stretchy="false">ϑ</mo>
        </mrow>
        <mo stretchy="false">)</mo>
      </mrow>
      <mrow>
        <mi/>
        <mo stretchy="false">+</mo>
        <mi/>
      </mrow>
      <msub>
        <mi>W</mi>
        <mo stretchy="false">ϕ</mo>
      </msub>
      <mrow>
        <mo stretchy="false">(</mo>
        <mrow>
          <mo stretchy="false">ϕ</mo>
        </mrow>
        <mo stretchy="false">)</mo>
      </mrow>
    </mrow>
    <annotation encoding="StarMath 5.0">W `=` W_r (r) `+` W_%ivartheta (%ivartheta) `+` W_%iphi (%iph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21:41:44.519000000</meta:creation-date>
    <meta:generator>LibreOffice/4.1.4.2$Windows_x86 LibreOffice_project/0a0440ccc0227ad9829de5f46be37cfb6edcf72</meta:generator>
  </office:meta>
</office:document-meta>
</file>